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Lucidasans, 'Lucida Sans', 'Arial Unicode MS'"/>
    <style:font-face style:name="Times New Roman" svg:font-family="'Times New Roman'"/>
    <style:font-face style:name="FreeSerif1" svg:font-family="FreeSerif" style:font-adornments="Mittel" style:font-family-generic="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Standard" style:list-style-name="L1"/>
    <style:style style:name="P2" style:family="paragraph" style:parent-style-name="Heading_20_1">
      <style:text-properties style:font-name="Times" fo:font-size="12pt" fo:language="en" fo:country="GB" style:font-name-asian="HG Mincho Light J" style:font-size-asian="12pt" style:font-name-complex="Tahoma" style:font-size-complex="12pt"/>
    </style:style>
    <style:style style:name="P3" style:family="paragraph" style:parent-style-name="Heading_20_2">
      <style:text-properties style:font-name="Times" fo:font-size="12pt" style:font-size-asian="12pt" style:font-size-complex="12pt"/>
    </style:style>
    <style:style style:name="T1" style:family="text">
      <style:text-properties style:font-name-asian="FreeMono" style:font-name-complex="FreeMono"/>
    </style:style>
    <style:style style:name="T2" style:family="text">
      <style:text-properties style:font-name="FreeSerif1" style:font-name-asian="FreeSerif1" style:font-name-complex="FreeSerif1"/>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Ingredients</text:h>
      <text:p text:style-name="Standard">2 large eggplants, cut crosswise into thick rounds</text:p>
      <text:p text:style-name="Standard">salt</text:p>
      <text:p text:style-name="Standard"><text:span text:style-name="T2">⅔</text:span> cup vegetable oil</text:p>
      <text:p text:style-name="Standard">2 large red peppers, thinly sliced</text:p>
      <text:p text:style-name="Standard">1 large red onion, thinly sliced</text:p>
      <text:p text:style-name="Standard">3 garlic cloves, thinly sliced</text:p>
      <text:p text:style-name="Standard">1 tablespoon sweet smoked paprika</text:p>
      <text:p text:style-name="Standard">¼ cup sherry vinegar</text:p>
      <text:p text:style-name="Standard">½ cup chopped parsley</text:p>
      <text:p text:style-name="Standard">2 tablespoons fresh lemon juice</text:p>
      <text:h text:style-name="P3" text:outline-level="2">Method</text:h>
      <text:list xml:id="list1340379515" text:style-name="L1">
        <text:list-item>
          <text:p text:style-name="P1">Line a large rimmed baking sheet with paper towels. Arrange the eggplant slices in a single layer on the paper towels and sprinkle them with salt. Let stand for 1 hour. Pat the eggplant dry with paper towels.</text:p>
        </text:list-item>
        <text:list-item>
          <text:p text:style-name="P1">In a large skillet, heat <text:span text:style-name="T2">⅓</text:span> cup of the vegetable oil until shimmering. Add half of the eggplant and cook over moderately high heat, turning once, until browned and tender, about 8 minutes. Using a slotted spoon, transfer the eggplant to fresh paper towels to drain. Repeat with the remaining <text:span text:style-name="T2">⅓</text:span> cup of vegetable oil and eggplant.</text:p>
        </text:list-item>
        <text:list-item>
          <text:p text:style-name="P1">Add the peppers, onion and garlic to the skillet and cook over moderate heat, stirring occasionally, until softened, about 10 minutes. Stir in the paprika and cook until fragrant, about 1 minute.</text:p>
        </text:list-item>
        <text:list-item>
          <text:p text:style-name="P1">Return the eggplant to the skillet, stir gently to coat and cook for 5 minutes. Stir in the sherry vinegar and simmer for 1 minute. Remove from the heat. Stir in the parsley and lemon juice and season with salt. Let cool to room temperature, then refrigerate until lightly chilled, about 20 minutes, before serv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Lucidasans, 'Lucida Sans', 'Arial Unicode MS'"/>
    <style:font-face style:name="Times New Roman" svg:font-family="'Times New Roman'"/>
    <style:font-face style:name="FreeSerif1" svg:font-family="FreeSerif" style:font-adornments="Mittel" style:font-family-generic="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FreeSerif"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Twice-cooked Eggplant with Red Peppers</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meta:creation-date>2012-04-21T09:18:18</meta:creation-date>
    <dc:language>en-AU</dc:language>
    <meta:editing-cycles>2</meta:editing-cycles>
    <meta:editing-duration>PT4M39S</meta:editing-duration>
    <meta:initial-creator>Frank Jung</meta:initial-creator>
    <meta:document-statistic meta:table-count="0" meta:image-count="0" meta:object-count="0" meta:page-count="1" meta:paragraph-count="17" meta:word-count="241" meta:character-count="1382"/>
    <dc:date>2012-04-21T09:22:56</dc:date>
    <dc:creator>Frank Jung</dc:creator>
    <meta:user-defined meta:name="Info 1"/>
    <meta:user-defined meta:name="Info 2"/>
    <meta:user-defined meta:name="Info 3"/>
    <meta:user-defined meta:name="Info 4"/>
  </office:meta>
</office:document-meta>
</file>